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text-properties officeooo:rsid="000f0f9d" officeooo:paragraph-rsid="000f0f9d"/>
    </style:style>
    <style:style style:name="P6" style:family="paragraph" style:parent-style-name="Text_20_body">
      <style:text-properties officeooo:rsid="0014e733" officeooo:paragraph-rsid="002d067f"/>
    </style:style>
    <style:style style:name="P7" style:family="paragraph" style:parent-style-name="Text_20_body" style:list-style-name="L3">
      <style:text-properties officeooo:paragraph-rsid="002d067f"/>
    </style:style>
    <style:style style:name="P8" style:family="paragraph" style:parent-style-name="Text_20_body">
      <style:text-properties officeooo:rsid="000e29c1" officeooo:paragraph-rsid="00300bb1"/>
    </style:style>
    <style:style style:name="P9" style:family="paragraph" style:parent-style-name="Text_20_body" style:list-style-name="L5">
      <style:text-properties officeooo:rsid="000e29c1" officeooo:paragraph-rsid="00300bb1"/>
    </style:style>
    <style:style style:name="P10" style:family="paragraph" style:parent-style-name="Text_20_body" style:list-style-name="L5">
      <style:text-properties officeooo:rsid="000e29c1" officeooo:paragraph-rsid="0030e0db"/>
    </style:style>
    <style:style style:name="P11" style:family="paragraph" style:parent-style-name="Text_20_body">
      <style:text-properties officeooo:paragraph-rsid="002d067f"/>
    </style:style>
    <style:style style:name="P12" style:family="paragraph" style:parent-style-name="Text_20_body">
      <style:text-properties officeooo:paragraph-rsid="00300bb1"/>
    </style:style>
    <style:style style:name="P13" style:family="paragraph" style:parent-style-name="Text_20_body" style:list-style-name="L4">
      <style:paragraph-properties fo:margin-left="0.4925in" fo:margin-right="0in" fo:text-indent="-0.25in" style:auto-text-indent="false"/>
      <style:text-properties officeooo:paragraph-rsid="002d067f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0e29c1" officeooo:paragraph-rsid="002d067f"/>
    </style:style>
    <style:style style:name="P15" style:family="paragraph" style:parent-style-name="Heading_20_2">
      <style:text-properties officeooo:rsid="000f0f9d" officeooo:paragraph-rsid="000f0f9d"/>
    </style:style>
    <style:style style:name="T1" style:family="text">
      <style:text-properties officeooo:rsid="00233adc"/>
    </style:style>
    <style:style style:name="T2" style:family="text">
      <style:text-properties officeooo:rsid="000e29c1"/>
    </style:style>
    <style:style style:name="T3" style:family="text">
      <style:text-properties officeooo:rsid="0013208f"/>
    </style:style>
    <style:style style:name="T4" style:family="text">
      <style:text-properties officeooo:rsid="00143c91"/>
    </style:style>
    <style:style style:name="T5" style:family="text">
      <style:text-properties officeooo:rsid="0014381d"/>
    </style:style>
    <style:style style:name="T6" style:family="text">
      <style:text-properties officeooo:rsid="001c2286"/>
    </style:style>
    <style:style style:name="T7" style:family="text">
      <style:text-properties officeooo:rsid="001e00f2"/>
    </style:style>
    <style:style style:name="T8" style:family="text">
      <style:text-properties officeooo:rsid="002d067f"/>
    </style:style>
    <style:style style:name="T9" style:family="text">
      <style:text-properties style:font-name="Symbol" officeooo:rsid="002d067f"/>
    </style:style>
    <style:style style:name="T10" style:family="text">
      <style:text-properties style:font-name="Symbol" officeooo:rsid="00300bb1"/>
    </style:style>
    <style:style style:name="T11" style:family="text">
      <style:text-properties style:font-name="Liberation Serif" officeooo:rsid="002d067f"/>
    </style:style>
    <style:style style:name="T12" style:family="text">
      <style:text-properties style:font-name="Liberation Serif" officeooo:rsid="00300bb1"/>
    </style:style>
    <style:style style:name="T13" style:family="text">
      <style:text-properties style:font-name="Liberation Serif" officeooo:rsid="0030e0db"/>
    </style:style>
    <style:style style:name="T14" style:family="text">
      <style:text-properties style:font-name="Liberation Serif" officeooo:rsid="00330702"/>
    </style:style>
    <style:style style:name="T15" style:family="text">
      <style:text-properties officeooo:rsid="002ea270"/>
    </style:style>
    <style:style style:name="T16" style:family="text">
      <style:text-properties officeooo:rsid="00300bb1"/>
    </style:style>
    <style:style style:name="T17" style:family="text">
      <style:text-properties officeooo:rsid="0031e3c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1" text:outline-level="1"><text:span text:style-name="T5">Tarea – </text:span><text:span text:style-name="T8">3</text:span></text:h>
      <text:h text:style-name="P15" text:outline-level="2">Fecha de <text:span text:style-name="T7">limite de </text:span>entrega:</text:h>
      <text:p text:style-name="P5"><text:tab/><text:span text:style-name="T8">16</text:span><text:span text:style-name="T4"> de </text:span><text:span text:style-name="T1">Junio </text:span>del 2011 <text:span text:style-name="T6">a las 6:00pm.</text:span></text:p>
      <text:p text:style-name="P6"><text:span text:style-name="T8">1) </text:span><text:span text:style-name="T17">Cual </text:span><text:span text:style-name="T8">es el significado de los siguientes términos.</text:span></text:p>
      <text:list xml:id="list812071366" text:style-name="L3">
        <text:list-item>
          <text:p text:style-name="P7"><text:span text:style-name="T8">Enunciado valido</text:span></text:p>
        </text:list-item>
        <text:list-item>
          <text:p text:style-name="P7"><text:span text:style-name="T8">Enunciado satisfacible.</text:span></text:p>
        </text:list-item>
        <text:list-item>
          <text:p text:style-name="P7"><text:span text:style-name="T8">Enunciado no satisfacible.</text:span></text:p>
        </text:list-item>
      </text:list>
      <text:p text:style-name="P11"><text:span text:style-name="T8"/></text:p>
      <text:p text:style-name="P12"><text:span text:style-name="T16">2) Cual</text:span><text:span text:style-name="T17">es</text:span><text:span text:style-name="T16"> de los siguientes son correctos. </text:span><text:span text:style-name="T17">Explicar por que utilizando una tabla de la verdad.</text:span></text:p>
      <text:p text:style-name="P12"><text:span text:style-name="T16"><text:tab/>(A <text:s/></text:span><text:span text:style-name="T9">Ù </text:span><text:span text:style-name="T10">B) <text:s/>|= (A &lt;=&gt; B)</text:span></text:p>
      <text:p text:style-name="P12"><text:span text:style-name="T10"><text:tab/>A &lt;=&gt; B |= A <text:s/></text:span><text:span text:style-name="T9">Ú </text:span><text:span text:style-name="T10">B</text:span></text:p>
      <text:p text:style-name="P12"><text:span text:style-name="T10"><text:tab/>(A <text:s/></text:span><text:span text:style-name="T9">Ú </text:span><text:span text:style-name="T10">B ) <text:s/></text:span><text:span text:style-name="T9">Ù Ø</text:span><text:span text:style-name="T10">( A =&gt; B)</text:span><text:span text:style-name="T12"> es satisfacible</text:span></text:p>
      <text:p text:style-name="P12"><text:span text:style-name="T12"><text:tab/>A <text:s/></text:span><text:span text:style-name="T9">Ú </text:span><text:span text:style-name="T10">B </text:span><text:span text:style-name="T9">Ú</text:span><text:span text:style-name="T10"> </text:span><text:span text:style-name="T9">Ø</text:span><text:span text:style-name="T10">A</text:span><text:span text:style-name="T12"> es valida.</text:span></text:p>
      <text:p text:style-name="P11"><text:span text:style-name="T16">3</text:span><text:span text:style-name="T8">) Convertir los siguientes </text:span><text:span text:style-name="T15">enunciados a</text:span><text:span text:style-name="T8"> Conjunctive Normal Form (CNF) </text:span><text:span text:style-name="T16">mostrando el procedimiento manual.</text:span></text:p>
      <text:p text:style-name="P11"><text:span text:style-name="T8">S1: A &lt;=&gt; (B </text:span><text:span text:style-name="T9">Ú </text:span><text:span text:style-name="T11">C)</text:span></text:p>
      <text:p text:style-name="P11"><text:span text:style-name="T11">S2: E =&gt; D</text:span></text:p>
      <text:p text:style-name="P11"><text:span text:style-name="T11">S3: C </text:span><text:span text:style-name="T9">Ù</text:span><text:span text:style-name="T11"> F =&gt; </text:span><text:span text:style-name="T9">Ø</text:span><text:span text:style-name="T11">B</text:span></text:p>
      <text:p text:style-name="P11"><text:span text:style-name="T11">S4: E =&gt; B</text:span></text:p>
      <text:p text:style-name="P11"><text:span text:style-name="T11">S5: B =&gt; F</text:span><text:span text:style-name="T14">0</text:span></text:p>
      <text:p text:style-name="P11"><text:span text:style-name="T14"/></text:p>
      <text:p text:style-name="P11"><text:span text:style-name="T11">S6: B =&gt; C</text:span></text:p>
      <text:list xml:id="list945201778" text:style-name="L4">
        <text:list-item>
          <text:p text:style-name="P13"><text:span text:style-name="T8">Usar </text:span><text:span text:style-name="T15">resolución</text:span><text:span text:style-name="T8"> para probar que </text:span><text:span text:style-name="T9">ØA <text:s/>Ù Ø</text:span><text:span text:style-name="T11">B usando las clausulas del ejercicio inmediato anterior.</text:span></text:p>
        </text:list-item>
      </text:list>
      <text:p text:style-name="P14"><text:span text:style-name="T11"/></text:p>
      <text:list xml:id="list1838215401" text:style-name="L5">
        <text:list-item>
          <text:p text:style-name="P9"><text:span text:style-name="T12">Hacer un TestCase que utilice la clase ResolutionKB y el metodo Sentence.toCnf() para responder los dos ejercicios anteriores. Subir el código a github.com.</text:span></text:p>
          <text:p text:style-name="P10"><text:span text:style-name="T13"/></text:p>
        </text:list-item>
      </text:list>
      <text:p text:style-name="P8"><text:soft-page-break/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d067f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</text:span> de <text:span text:style-name="MT1">Junio</text:span>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6-02T17:28:59</dc:date>
    <dc:creator>Humberto Hernandez</dc:creator>
    <meta:editing-duration>PT25H33M03S</meta:editing-duration>
    <meta:editing-cycles>22</meta:editing-cycles>
    <meta:generator>OpenOffice.org/3.2$Linux OpenOffice.org_project/320m19$Build-9505</meta:generator>
    <meta:printed-by>Humberto Hernandez</meta:printed-by>
    <meta:print-date>2011-06-02T17:26:23</meta:print-date>
    <meta:document-statistic meta:table-count="0" meta:image-count="0" meta:object-count="0" meta:page-count="2" meta:paragraph-count="24" meta:word-count="180" meta:character-count="910"/>
  </office:meta>
</office:document-meta>
</file>